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34d" officeooo:paragraph-rsid="0001d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 use the Arduino IDE</text:p>
      <text:p text:style-name="Standard"/>
      <text:p text:style-name="P1">The Arduino IDE has evolved to be the defacto standard of hobbyists in programming micros controllers. It is not just and IDE , it is rather an Echo system of libraries that interfaces to many sensors and input/output devices.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29T20:48:36.786000000</dc:date>
    <meta:editing-duration>PT1M58S</meta:editing-duration>
    <meta:editing-cycles>1</meta:editing-cycles>
    <meta:document-statistic meta:table-count="0" meta:image-count="0" meta:object-count="0" meta:page-count="1" meta:paragraph-count="3" meta:word-count="45" meta:character-count="254" meta:non-whitespace-character-count="209"/>
  </office:meta>
</office:document-meta>
</file>